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style:font-name="Arial" fo:font-size="11pt" fo:font-weight="bold" fo:background-color="transparent" style:font-size-asian="11pt" style:font-weight-asian="bold" style:font-name-complex="Arial" style:font-size-complex="11pt"/>
    </style:style>
    <style:style style:name="P3" style:family="paragraph" style:parent-style-name="Standard">
      <style:paragraph-properties fo:hyphenation-ladder-count="no-limit"/>
      <style:text-properties style:font-name="Arial" fo:font-size="11pt" fo:font-weight="bold" fo:background-color="transparent" style:font-size-asian="11pt" style:font-weight-asian="bold" style:font-name-complex="Arial" style:font-size-complex="11pt" fo:hyphenate="true" fo:hyphenation-remain-char-count="2" fo:hyphenation-push-char-count="2"/>
    </style:style>
    <style:style style:name="P4" style:family="paragraph" style:parent-style-name="Standard">
      <style:paragraph-properties fo:text-align="justify" style:justify-single-word="false" style:text-autospace="none"/>
      <style:text-properties style:font-name="Arial" fo:font-size="11pt" fo:font-weight="bold" fo:background-color="transparent" style:font-size-asian="11pt" style:font-weight-asian="bold" style:font-name-complex="Arial" style:font-size-complex="11pt"/>
    </style:style>
    <style:style style:name="P5" style:family="paragraph" style:parent-style-name="Standard">
      <style:paragraph-properties style:text-autospace="none"/>
      <style:text-properties style:font-name="Arial" fo:font-size="11pt" fo:background-color="transparent" style:font-size-asian="11pt" style:font-name-complex="Arial" style:font-size-complex="11pt"/>
    </style:style>
    <style:style style:name="P6" style:family="paragraph" style:parent-style-name="Standard">
      <style:paragraph-properties fo:text-align="justify" style:justify-single-word="false" style:text-autospace="none"/>
      <style:text-properties style:font-name="Arial" fo:font-size="11pt" fo:background-color="transparent" style:font-size-asian="11pt" style:font-name-complex="Arial" style:font-size-complex="11pt"/>
    </style:style>
    <style:style style:name="P7" style:family="paragraph" style:parent-style-name="Standard">
      <style:paragraph-properties fo:text-align="center" style:justify-single-word="false" style:text-autospace="none"/>
      <style:text-properties style:font-name="Arial" fo:font-size="11pt" fo:background-color="transparent" style:font-size-asian="11pt" style:font-name-complex="Arial" style:font-size-complex="11pt"/>
    </style:style>
    <style:style style:name="P8" style:family="paragraph" style:parent-style-name="Standard">
      <style:paragraph-properties fo:margin-top="0cm" fo:margin-bottom="0cm" loext:contextual-spacing="false" style:text-autospace="none"/>
      <style:text-properties style:font-name="Arial" fo:font-size="11pt" fo:font-style="italic" fo:background-color="transparent" style:font-size-asian="11pt" style:font-style-asian="italic" style:font-name-complex="Arial" style:font-size-complex="11pt"/>
    </style:style>
    <style:style style:name="P9" style:family="paragraph" style:parent-style-name="Standard">
      <style:paragraph-properties fo:margin-top="0cm" fo:margin-bottom="0cm" loext:contextual-spacing="false" style:text-autospace="none"/>
      <style:text-properties style:font-name="Arial" fo:font-size="11pt" style:text-underline-style="solid" style:text-underline-width="auto" style:text-underline-color="font-color" fo:background-color="transparent" style:font-size-asian="11pt" style:font-name-complex="Arial" style:font-size-complex="11pt"/>
    </style:style>
    <style:style style:name="P10" style:family="paragraph" style:parent-style-name="Normal_20__28_Web_29_">
      <style:paragraph-properties fo:margin-top="0cm" fo:margin-bottom="0cm" loext:contextual-spacing="false"/>
      <style:text-properties style:font-name="Arial" fo:font-size="11pt" fo:language="none" fo:country="none" fo:background-color="transparent" style:font-size-asian="11pt" style:language-asian="none" style:country-asian="none" style:font-name-complex="Arial" style:font-size-complex="11pt"/>
    </style:style>
    <style:style style:name="P11" style:family="paragraph" style:parent-style-name="Normal_20__28_Web_29_">
      <style:paragraph-properties fo:margin-top="0cm" fo:margin-bottom="0cm" loext:contextual-spacing="false"/>
      <style:text-properties style:font-name="Arial" fo:font-size="11pt" fo:background-color="transparent" style:font-size-asian="11pt" style:font-name-complex="Arial" style:font-size-complex="11pt"/>
    </style:style>
    <style:style style:name="P12" style:family="paragraph" style:parent-style-name="Normal_20__28_Web_29_">
      <style:paragraph-properties fo:margin-top="0cm" fo:margin-bottom="0cm" loext:contextual-spacing="false"/>
      <style:text-properties style:font-name="Arial" fo:font-size="11pt" fo:font-weight="bold" fo:background-color="transparent" style:font-size-asian="11pt" style:font-weight-asian="bold" style:font-name-complex="Arial" style:font-size-complex="11pt"/>
    </style:style>
    <style:style style:name="P13" style:family="paragraph" style:parent-style-name="Standard">
      <style:paragraph-properties fo:margin-top="0cm" fo:margin-bottom="0.106cm" loext:contextual-spacing="false" fo:text-align="justify" style:justify-single-word="false"/>
      <style:text-properties style:font-name="Arial" fo:font-size="11pt" fo:background-color="transparent" style:font-size-asian="11pt" style:font-name-complex="Arial" style:font-size-complex="11pt"/>
    </style:style>
    <style:style style:name="P14" style:family="paragraph" style:parent-style-name="Standard">
      <style:paragraph-properties fo:margin-top="0cm" fo:margin-bottom="0.106cm" loext:contextual-spacing="false" fo:text-align="justify" style:justify-single-word="false"/>
      <style:text-properties fo:font-size="11pt" fo:background-color="transparent" style:font-size-asian="11pt" style:font-size-complex="11pt"/>
    </style:style>
    <style:style style:name="P15" style:family="paragraph" style:parent-style-name="Normal_20__28_Web_29_">
      <style:text-properties fo:color="#000000" style:font-name="Arial" fo:font-size="11pt" fo:language="none" fo:country="none" fo:background-color="transparent" style:font-size-asian="11pt" style:language-asian="none" style:country-asian="none" style:font-name-complex="Arial" style:font-size-complex="11pt"/>
    </style:style>
    <style:style style:name="P16" style:family="paragraph" style:parent-style-name="Standard">
      <style:paragraph-properties fo:margin-top="0cm" fo:margin-bottom="0.106cm" loext:contextual-spacing="false" fo:text-align="justify" style:justify-single-word="false"/>
      <style:text-properties style:font-name="Arial" fo:font-size="11pt" fo:background-color="transparent" style:font-size-asian="11pt" style:font-name-complex="Arial" style:font-size-complex="11pt"/>
    </style:style>
    <style:style style:name="P17" style:family="paragraph" style:parent-style-name="Standard">
      <style:paragraph-properties fo:text-align="justify" style:justify-single-word="false" style:text-autospace="none"/>
      <style:text-properties style:font-name="Arial" fo:font-size="11pt" fo:background-color="transparent" style:font-size-asian="11pt" style:font-name-complex="Arial" style:font-size-complex="11pt"/>
    </style:style>
    <style:style style:name="P18" style:family="paragraph" style:parent-style-name="Standard">
      <style:paragraph-properties style:text-autospace="none"/>
      <style:text-properties style:font-name="Arial" fo:font-size="11pt" fo:background-color="transparent" style:font-size-asian="11pt" style:font-name-complex="Arial" style:font-size-complex="11pt"/>
    </style:style>
    <style:style style:name="P19" style:family="paragraph" style:parent-style-name="List_20_Paragraph" style:master-page-name="Standard">
      <style:paragraph-properties fo:margin-left="0cm" fo:margin-right="0cm" fo:line-height="150%" fo:hyphenation-ladder-count="no-limit" fo:text-indent="0cm" style:auto-text-indent="false" style:page-number="auto" style:text-autospace="none"/>
      <style:text-properties fo:color="#000000" style:font-name="Arial" fo:font-size="11pt" officeooo:rsid="0002b117" officeooo:paragraph-rsid="0002b117" fo:background-color="transparent" style:font-size-asian="11pt" style:font-name-complex="Arial" style:font-size-complex="11pt" fo:hyphenate="true" fo:hyphenation-remain-char-count="2" fo:hyphenation-push-char-count="2"/>
    </style:style>
    <style:style style:name="P20" style:family="paragraph" style:parent-style-name="Text_20_body_20_indent">
      <style:paragraph-properties fo:margin-left="0cm" fo:margin-right="0cm" fo:margin-top="0cm" fo:margin-bottom="0cm" loext:contextual-spacing="false" fo:text-indent="0cm" style:auto-text-indent="false"/>
      <style:text-properties style:font-name="Arial" fo:font-size="11pt" fo:background-color="transparent" style:font-size-asian="11pt" style:font-name-complex="Arial" style:font-size-complex="11pt"/>
    </style:style>
    <style:style style:name="P21" style:family="paragraph">
      <style:paragraph-properties fo:text-align="start" style:writing-mode="lr-tb"/>
    </style:style>
    <style:style style:name="P22" style:family="paragraph">
      <loext:graphic-properties draw:fill="solid" draw:fill-color="#ffffff" draw:opacity="0%"/>
      <style:paragraph-properties fo:text-align="start" style:writing-mode="lr-tb"/>
    </style:style>
    <style:style style:name="T1" style:family="text">
      <style:text-properties style:font-name="Arial" style:font-name-complex="Arial"/>
    </style:style>
    <style:style style:name="T2" style:family="text">
      <style:text-properties style:font-name="Arial" officeooo:rsid="0002b117" style:font-name-complex="Arial"/>
    </style:style>
    <style:style style:name="T3" style:family="text">
      <style:text-properties style:font-name="Arial" fo:font-size="11pt" fo:background-color="transparent" loext:char-shading-value="0" style:font-size-asian="11pt" style:font-name-complex="Arial" style:font-size-complex="11pt"/>
    </style:style>
    <style:style style:name="T4" style:family="text">
      <style:text-properties style:font-name="Arial" fo:font-style="italic" style:font-style-asian="italic" style:font-name-complex="Arial"/>
    </style:style>
    <style:style style:name="T5" style:family="text">
      <style:text-properties fo:color="#000000" style:font-name="Arial" fo:font-size="11pt" fo:background-color="transparent" loext:char-shading-value="0" style:font-size-asian="11pt" style:font-name-complex="Arial" style:font-size-complex="11pt"/>
    </style:style>
    <style:style style:name="T6" style:family="text">
      <style:text-properties officeooo:rsid="0002b117"/>
    </style:style>
    <style:style style:name="T7" style:family="text">
      <style:text-properties style:use-window-font-color="true" style:font-name="Arial" fo:font-size="10pt" fo:language="en" fo:country="GB" fo:font-style="italic" style:font-name-asian="Times New Roman" style:font-size-asian="10pt" style:language-asian="zh" style:country-asian="CN" style:font-style-asian="italic" style:font-name-complex="Arial" style:font-size-complex="10pt" style:language-complex="ar" style:country-complex="SA"/>
    </style:style>
    <style:style style:name="gr1" style:family="graphic">
      <style:graphic-properties draw:stroke="solid" svg:stroke-width="0.018cm" svg:stroke-color="#ffffff" draw:stroke-linejoin="miter" svg:stroke-linecap="square" draw:fill="solid" draw:fill-color="#ffffff" draw:opacity="0%" draw:textarea-horizontal-align="justify" draw:textarea-vertical-align="top" draw:auto-grow-height="false" draw:auto-grow-width="false" fo:padding-top="0.136cm" fo:padding-bottom="0.136cm" fo:padding-left="0.263cm" fo:padding-right="0.263cm" fo:wrap-option="wrap" draw:shadow-color="#808080"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text:anchor-type="char" draw:z-index="0" draw:style-name="gr1" draw:text-style-name="P22" svg:width="8.884cm" svg:height="2.708cm" svg:x="8.477cm" svg:y="-0.148cm"><draw:text-box><text:p text:style-name="P21"><text:span text:style-name="T7">[UNIVERSITY ADDRESS]</text:span></text:p></draw:text-box></draw:frame>[UNIVERSITY LOGO]</text:p>
      <text:p text:style-name="P15"/>
      <text:p text:style-name="P10"/>
      <text:p text:style-name="P11"/>
      <text:p text:style-name="P12">PARTICIPANT INFORMATION SHEET FOR STUDIES INVOLVING TMS</text:p>
      <text:p text:style-name="P11"/>
      <text:p text:style-name="P8">This application has been reviewed by the <text:span text:style-name="T6">[ETHICS APPROVAL REFERENCE]</text:span></text:p>
      <text:p text:style-name="P9"/>
      <text:p text:style-name="P2">General Information on Transcranial Magnetic Stimulation (TMS)</text:p>
      <text:p text:style-name="P5">These notes give some information about the TMS study in which you are invited to take part.</text:p>
      <text:p text:style-name="P2"/>
      <text:p text:style-name="P2">Brief summary of the TMS technique</text:p>
      <text:p text:style-name="P1"><text:span text:style-name="T3">TMS is a non-invasive technique that applies a pulsed magnetic field over the scalp of the head or other body area in order to influence electrical activity in the brain or other nervous tissue. The electrical current that travels within a TMS coil generates a rapidly-changing magnetic field. </text:span><text:span text:style-name="apple-style-span"><text:span text:style-name="T5">This magnetic field penetrates the skin and induces an electrical current in the underlying areas, allowing us to study the functions and the connections of these areas. The stimulation is called repetitive TMS when magnetic pulses are delivered at regular intervals, usually between 1-20Hz.</text:span></text:span></text:p>
      <text:p text:style-name="P2"/>
      <text:p text:style-name="P2">Potential risks associated with the procedure and precautions taken</text:p>
      <text:p text:style-name="P13">The most severe adverse side-effect of TMS is the possibility of accidentally induced seizures. Four cases of TMS induced seizures have been reported with stimulation parameters considered safe according to the internationally-recognized safety guidelines (Wassermann, 1998). These four cases occurred in patients being treated for specific clinical conditions. Overall, the risk of TMS-induced seizures in healthy individuals is considered to be very low.</text:p>
      <text:p text:style-name="P13"/>
      <text:p text:style-name="P14"><text:span text:style-name="T1">The TMS protocols used in the </text:span><text:span text:style-name="T2">[DEPARTMENT]</text:span><text:span text:style-name="T1"> will be within what is considered to be safe, according to the most up-to-date stimulation safety guidelines (Rossi </text:span><text:span text:style-name="T4">et al</text:span><text:span text:style-name="T1">., 2009). Experiencing a seizure induced by TMS has never been reported to lead to the development of epilepsy or increased the probability of experiencing subsequent unprovoked seizures. There will always be a qualified first aider who knows how to respond if a seizure occurs when you receive TMS.</text:span></text:p>
      <text:p text:style-name="P13"/>
      <text:p text:style-name="P13">There are two main side effects that you could potentially experience during or following the TMS procedure. First, the clicking noise made by the coil may be uncomfortable, and it is possible that you could experience a temporary change in hearing following TMS. For this reason, it is compulsory to wear hearing protection during TMS; the earplugs you will wear are known to reduce auditory input to a level considered safe. The risk of permanent damage to hearing is minimal, and the vast majority of participants experience no changes in hearing following TMS. Second, a tension headache, neck ache, or muscle ache can occur due to stimulation of the muscles and nerves. If you were to experience such side effects, they will be transient, and will respond quickly to simple medications such as aspirin or paracetamol.</text:p>
      <text:p text:style-name="P13"/>
      <text:p text:style-name="P13">We ask you to give the name and address of your GP. In the unlikely event that a TMS-induced seizure occurs, we will report this to your GP so that they can decide what course of action is best. In addition, if you hold a UK driving license, you would be legally obliged to report such an event to the Driver and Vehicle Licensing Agency (DVLA). By signing the consent form, you authorize us to contact your GP. If you are not willing to authorize this, you cannot participate in the study.</text:p>
      <text:p text:style-name="P13"/>
      <text:p text:style-name="P13">It is important that you realize that this research is NOT a medical screening procedure, and will not provide any information that may help in diagnosis of any medical condition. If you have any health concerns, you should contact a qualified medical practitioner and not take part in the study.</text:p>
      <text:p text:style-name="P13"/>
      <text:p text:style-name="P6"><text:soft-page-break/>There are several reasons why you may not be able to take part in the study. The presence of metal anywhere in your head or body (except metal in the mouth), usually prevents researchers giving TMS, as the metal may be affected by the magnetic field. This includes metallic objects such as screws and clips from surgical procedures. Individuals with cardiac pacemakers or implanted medication pumps or electrodes in the heart should never have TMS. People with cochlear implants or shunts should never have TMS. Persons with serious heart disease are at increased risk of injury in the event of a seizure, and people who have had any serious injury to the brain such as stroke or trauma or any other serious medical problem will not be able to take part. If you are pregnant you will be unable to participate in this study. In order to ensure whether you are suitable for participating in a TMS study, you will be screened for suitability by completing a screening questionnaire.</text:p>
      <text:p text:style-name="P3"/>
      <text:p text:style-name="P4">Additional recommendations</text:p>
      <text:p text:style-name="P6">The following guidance is to ensure your comfort during the TMS study, and you will not be able to take part in the study unless you follow these recommendations. In the 24 hours before the study you should not take any recreational drugs. The night before the study you should not drink more than 3 units of alcohol and you should get a good night's sleep. You should not drink any alcohol on the day of the study. In the hour before the study, you should not drink more than one caffeinated drink or take another source of caffeine. Also, since TMS may cause slight headaches, if you are prone to headaches or to migraine, then you might not wish to take part.</text:p>
      <text:p text:style-name="P6"/>
      <text:p text:style-name="P4">What can you expect during a TMS study?</text:p>
      <text:p text:style-name="P20">During the TMS procedure, you will be awake, alert, and aware of what is happening at all times. To perform TMS, a plastic-coated coil will be positioned on your scalp or other area. The coil will be connected to a machine that sends an electrical current through the coil. You will not feel or experience anything from this current directly, as it does not come into contact with your body. During TMS, you will hear a click as the current passes through the coil. You may also feel a small contraction in muscles near the coil, as the magnetic pulse can also stimulate muscles and nerves.</text:p>
      <text:p text:style-name="P4"/>
      <text:p text:style-name="P2">Your participation is voluntary</text:p>
      <text:p text:style-name="P5">You can stop the study, withdraw your participation, and leave at any time, without giving a reason, and without any negative consequences to you. The study will not benefit you directly, and does not form part of any medical diagnosis or treatment. If you agree to participate, you will be asked to sign, in the presence of the researcher, the initial Screening Form that accompanies this Information Sheet. We encourage you to take time to consider whether to participate, and to discuss the study with other people, including the researchers, before signing. After signing, you will still have the right to withdraw at any time before or during the study, without giving a reason.</text:p>
      <text:p text:style-name="P5"/>
      <text:p text:style-name="P2">How we handle confidential information</text:p>
      <text:p text:style-name="P5">Data collected during the study will be held securely and you will not be identified by name in any publications that might arise from the study. The information in the Screening Forms will also be treated as strictly confidential and the forms will be held securely until eventually destroyed, in accordance with the ethical approvals for each study.</text:p>
      <text:p text:style-name="P5"/>
      <text:p text:style-name="P2">Further information</text:p>
      <text:p text:style-name="P5">Further information about the specific study in which you are invited to participate may have been appended overleaf, if the researcher has felt that this would be helpful. Otherwise, he or she will already have told you about the study and will give full instructions prior to the TMS study. Please feel free to ask any questions about any aspect of the study or the TMS procedure before completing the Screening Forms. The researcher will be able to provide you with copies of the relevant scientific literature on request.</text:p>
      <text:p text:style-name="P5"/>
      <text:p text:style-name="P5"/>
      <text:p text:style-name="P7">Thank you for your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Absatz-Standardschriftart" style:family="text"/>
    <style:style style:name="WW-Absatz-Standardschriftart"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fo:font-size="12pt" fo:font-weight="normal" style:font-size-asian="12pt" style:font-weight-asian="norma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z1" style:family="text">
      <style:text-properties style:font-name="Courier New" fo:font-family="'Courier New'" style:font-pitch="variable" style:font-name-complex="Courier New" style:font-family-complex="'Courier New'" style:font-pitch-complex="variable"/>
    </style:style>
    <style:style style:name="WW8Num2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12:22:31.158051603</dc:date>
    <meta:print-date>2011-04-27T17:52:00</meta:print-date>
    <meta:editing-cycles>6</meta:editing-cycles>
    <meta:editing-duration>PT13M19S</meta:editing-duration>
    <meta:generator>LibreOffice/6.0.7.3$Linux_X86_64 LibreOffice_project/00m0$Build-3</meta:generator>
    <meta:document-statistic meta:table-count="0" meta:image-count="0" meta:object-count="0" meta:page-count="2" meta:paragraph-count="25" meta:word-count="1251" meta:character-count="7484" meta:non-whitespace-character-count="6258"/>
  </office:meta>
</office:document-meta>
</file>